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1wytvjivbgsj"/>RECOPILACIÓN POSIBLES PREGUNTAS EXAMEN DE LA PRIMERA EVALUACIÓN (UNIDADES 3 a 5)</text:p>
      <text:p text:style-name="Standard"><text:span text:style-name="T1">Habrá 3 partes:</text:span></text:p>
      <text:list xml:id="list1431749707" text:style-name="WWNum1">
        <text:list-item>
          <text:p text:style-name="P2">Parte uso básico de Windows 10.</text:p>
        </text:list-item>
        <text:list-item>
          <text:p text:style-name="P2">Parte PowerShell.</text:p>
          <text:list>
            <text:list-item>
              <text:p text:style-name="P4">Esta parte se realizará la primera y se podrá utilizar la chuleta.</text:p>
            </text:list-item>
          </text:list>
        </text:list-item>
        <text:list-item>
          <text:p text:style-name="P2">Parte Compartición de recursos.</text:p>
        </text:list-item>
        <text:list-item>
          <text:p text:style-name="P2"><text:span text:style-name="T1">Al menos se debe obtener el equivalente a 3 sobre 10 en cada parte para aprobar el examen.</text:span></text:p>
        </text:list-item>
      </text:list>
      <text:p text:style-name="Standard"/>
      <text:p text:style-name="Standard"><text:span text:style-name="T1">Aquí resumimos que se debe saber para el examen de la primera evaluación:</text:span></text:p>
      <text:p text:style-name="P1"/>
      <text:p text:style-name="Standard"><text:span text:style-name="T1">1) Parte uso básico de Windows 10:</text:span></text:p>
      <text:list xml:id="list1683626893" text:style-name="WWNum2">
        <text:list-item>
          <text:p text:style-name="P3">¿Cuáles son los beneficios de utilizar NTFS en comparación con FAT?</text:p>
        </text:list-item>
        <text:list-item>
          <text:p text:style-name="P3">Explica como funciona Microsoft Store.</text:p>
        </text:list-item>
        <text:list-item>
          <text:p text:style-name="P3">Explica como funcionan las tareas programadas y como programar una tarea con el comando “schtasks”.</text:p>
        </text:list-item>
        <text:list-item>
          <text:p text:style-name="P3">Explica que es una ruta absoluta y una ruta relativa en Windows, con ejemplos.</text:p>
        </text:list-item>
        <text:list-item>
          <text:p text:style-name="P3">Explica en que consiste la defragmentación y con que comando se realiza. ¿Debe hacer en equipos con discos mecánicos? ¿Y con discos SSD?</text:p>
        </text:list-item>
        <text:list-item>
          <text:p text:style-name="P3">Explica que es una cuota de disco y como podemos configurarla.</text:p>
        </text:list-item>
        <text:list-item>
          <text:p text:style-name="P3">Explica con ejemplos de uso el comando cd. </text:p>
        </text:list-item>
        <text:list-item>
          <text:p text:style-name="P3">Explica qué hace “cd ..”, “cd .” y “cd”.</text:p>
        </text:list-item>
        <text:list-item>
          <text:p text:style-name="P3">Explica el funcionamiento de los siguientes comandos de Windows con ejemplos: md, help, cls, echo, pause, date, time, set, shutdown, systeminfo, format, chkdsk, label, vol, type, rename, del, copy, move, fc, find, sort.</text:p>
        </text:list-item>
        <text:list-item>
          <text:p text:style-name="P3">Explica como interpretar la ayuda (que son las mayúsculas, las minúsculas, que son los 3 puntos “…”, que es lo que está entre [] y que es lo que está entre {}).</text:p>
        </text:list-item>
        <text:list-item>
          <text:p text:style-name="P3">Explica con ejemplos de uso los caracteres comodín * y ? en Windows.</text:p>
        </text:list-item>
        <text:list-item>
          <text:p text:style-name="P3">Explica con ejemplos las redirecciones de entrada &lt;, salida &gt; y entre comandos |, aportando ejemplos.</text:p>
        </text:list-item>
        <text:list-item>
          <text:p text:style-name="P3"><text:span text:style-name="T1">Habrá ejercicios de comandos, tanto de interpretar un conjunto de comandos y mostrar como queda todo, como de preguntar que comando hay que usar para conseguir un resultado concreto. (Ver actividades evaluables).</text:span></text:p>
        </text:list-item>
        <text:list-item>
          <text:p text:style-name="P3">Describe algunos atajos útiles que se pueden usar en la consola de comandos de Windows.</text:p>
        </text:list-item>
        <text:list-item>
          <text:p text:style-name="P3"><text:soft-page-break/>¿Cuáles son las diferencias clave entre los sistemas de archivos FAT y NTFS en Windows?</text:p>
        </text:list-item>
        <text:list-item>
          <text:p text:style-name="P3">¿Qué son los permisos NTFS en Windows y por qué son importantes?</text:p>
        </text:list-item>
        <text:list-item>
          <text:p text:style-name="P3">Explica el concepto de "tomar posesión" de un archivo o carpeta en Windows.</text:p>
        </text:list-item>
        <text:list-item>
          <text:p text:style-name="P3">Describe cómo se configuran los permisos en Windows y qué significa la herencia de permisos.</text:p>
        </text:list-item>
        <text:list-item>
          <text:p text:style-name="P3">¿Cuál es el algoritmo de concesión de permisos y cómo funciona en el contexto de NTFS?</text:p>
        </text:list-item>
        <text:list-item>
          <text:p text:style-name="P3">Explica que diferencia a nivel de permisos a un administrador de un usuario normal en Windows.</text:p>
        </text:list-item>
        <text:list-item>
          <text:p text:style-name="P3">Explica los permisos individuales que se pueden configurar en NTFS y explica su propósito.</text:p>
        </text:list-item>
        <text:list-item>
          <text:p text:style-name="P3">Explicar usando texto y con detalles, como resolver ejercicios similares a las actividades evaluables.</text:p>
        </text:list-item>
        <text:list-item>
          <text:p text:style-name="P3"><text:span text:style-name="T1">Explica como configurar usuarios locales, grupos locales y permisos de la forma más óptima en algún contexto (ver actividades evaluables).</text:span></text:p>
        </text:list-item>
      </text:list>
      <text:p text:style-name="P1"/>
      <text:p text:style-name="Standard"><text:span text:style-name="T1">2) Parte PowerShell:</text:span></text:p>
      <text:list xml:id="list82459403982257" text:continue-numbering="true" text:style-name="WWNum2">
        <text:list-item>
          <text:p text:style-name="P3">Ejercicios de PowerShell:</text:p>
          <text:list>
            <text:list-item>
              <text:p text:style-name="P5">Se realizará por separado del examen y se podrá utilizar la chuleta.</text:p>
            </text:list-item>
            <text:list-item>
              <text:p text:style-name="P5">Ejercicios de creación hasta el uso de estructuras condicionales.</text:p>
            </text:list-item>
            <text:list-item>
              <text:p text:style-name="P5">Ejercicios de explicación hasta el uso de bucles.</text:p>
            </text:list-item>
            <text:list-item>
              <text:p text:style-name="P5">Nivel de referencia: actividades evaluables.</text:p>
            </text:list-item>
          </text:list>
        </text:list-item>
      </text:list>
      <text:p text:style-name="P6"/>
      <text:p text:style-name="Standard"><text:span text:style-name="T1">3) Parte compartición de recursos:</text:span></text:p>
      <text:p text:style-name="P1"/>
      <text:list xml:id="list82459476455437" text:continue-numbering="true" text:style-name="WWNum2">
        <text:list-item>
          <text:p text:style-name="P3">Explica el proceso completo para compartir una carpeta en Windows y darle permisos.</text:p>
        </text:list-item>
        <text:list-item>
          <text:p text:style-name="P3">Explica que diferencia hay entre permisos locales y permisos de red al compartir ficheros y carpetas. ¿Es importante para compartir recursos?</text:p>
        </text:list-item>
        <text:list-item>
          <text:p text:style-name="P3">En una red. ¿El nombre de equipo (no confundir con nombre máquina virtual) ¿Debe ser único? ¿Por qué?</text:p>
        </text:list-item>
        <text:list-item>
          <text:p text:style-name="P3">¿Qué significa que varias máquinas tengan un mismo nombre de “Workgroup” (Grupo de trabajo)? ¿Es necesario para compartir ficheros?</text:p>
        </text:list-item>
        <text:list-item>
          <text:p text:style-name="P3">Explica como se montan unidades de red y qué requisitos hay.</text:p>
        </text:list-item>
        <text:list-item>
          <text:p text:style-name="P3">Explica como se escriben las rutas para referirse a un recurso compartido.</text:p>
        </text:list-item>
        <text:list-item>
          <text:p text:style-name="P3">Si me refiero a un usuario remoto al hacer un login ¿Cómo escribo su nombre de usuario?</text:p>
        </text:list-item>
        <text:list-item>
          <text:p text:style-name="P3"><text:soft-page-break/>Explica como funciona el algoritmo para conceder el acceso o no a un permiso en los recursos compartidos.</text:p>
        </text:list-item>
        <text:list-item>
          <text:p text:style-name="P3">Para conectarse a un recurso compartido, ¿Qué credenciales se utilizan y de que maquina?</text:p>
        </text:list-item>
        <text:list-item>
          <text:p text:style-name="P3">Explica como crear un RAID 1 (Espejo) en Windows.</text:p>
        </text:list-item>
        <text:list-item>
          <text:p text:style-name="P3">Explica como crear un RAID 5 en Windows.</text:p>
        </text:list-item>
        <text:list-item>
          <text:p text:style-name="P3">Explica con ejemplos como funcionan los comandos:</text:p>
          <text:list>
            <text:list-item>
              <text:p text:style-name="P5">net use</text:p>
            </text:list-item>
            <text:list-item>
              <text:p text:style-name="P5">nbtstat -a</text:p>
            </text:list-item>
            <text:list-item>
              <text:p text:style-name="P5">nbtstat -A</text:p>
            </text:list-item>
            <text:list-item>
              <text:p text:style-name="P5">nbtstat -n</text:p>
            </text:list-item>
            <text:list-item>
              <text:p text:style-name="P5">nbtstat -R</text:p>
            </text:list-item>
            <text:list-item>
              <text:p text:style-name="P5">nbtstat -RR</text:p>
            </text:list-item>
          </text:list>
        </text:list-item>
        <text:list-item>
          <text:p text:style-name="P3">Explicar usando texto y con detalles, como resolver ejercicios similares a las actividades evaluables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8" meta:word-count="739" meta:character-count="4200" meta:non-whitespace-character-count="3570"/>
    <meta:generator>LibreOfficeDev/6.0.5.2$Linux_X86_64 LibreOffice_project/</meta:generator>
  </office:meta>
</office:document-meta>
</file>